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6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06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6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ce14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nu_Z</text:p>
          </table:table-cell>
          <table:table-cell office:value-type="string" calcext:value-type="string">
            <text:p>552 kHz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Bparallel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Bantiparall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u_1</text:p>
          </table:table-cell>
          <table:table-cell table:style-name="ce4" office:value-type="string" calcext:value-type="string">
            <text:p>20 MHz</text:p>
          </table:table-cell>
          <table:table-cell table:style-name="ce4"/>
          <table:table-cell table:style-name="ce4" office:value-type="string" calcext:value-type="string">
            <text:p>X-faktor</text:p>
          </table:table-cell>
          <table:table-cell table:style-name="ce7" table:formula="of:=(32.5-15)/(19)" office:value-type="float" office:value="0.921052631578947" calcext:value-type="float">
            <text:p/>
          </table:table-cell>
          <table:table-cell table:style-name="ce11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4" office:value-type="string" calcext:value-type="string">
            <text:p>20 MHz</text:p>
          </table:table-cell>
          <table:table-cell table:style-name="ce4"/>
          <table:table-cell table:style-name="ce4" office:value-type="string" calcext:value-type="string">
            <text:p>X-faktor</text:p>
          </table:table-cell>
          <table:table-cell table:style-name="ce7" table:formula="of:=(32.5-15)/(19)" office:value-type="float" office:value="0.921052631578947" calcext:value-type="float">
            <text:p/>
          </table:table-cell>
          <table:table-cell table:style-name="ce11" office:value-type="string" calcext:value-type="string">
            <text:p>V/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-faktor</text:p>
          </table:table-cell>
          <table:table-cell table:style-name="ce8" table:formula="of:=(211-190)/(3.8)" office:value-type="float" office:value="5.52631578947368" calcext:value-type="float">
            <text:p/>
          </table:table-cell>
          <table:table-cell table:style-name="ce12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8" table:formula="of:=(211-190)/(3.8)" office:value-type="float" office:value="5.52631578947368" calcext:value-type="float">
            <text:p/>
          </table:table-cell>
          <table:table-cell table:style-name="ce12" office:value-type="string" calcext:value-type="string">
            <text:p>mV/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_0 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V</text:p>
          </table:table-cell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5" table:formula="of:=MAX([.G11:.G29])-MIN([.G11:.G29])" office:value-type="float" office:value="28.1842105263158" calcext:value-type="float">
            <text:p/>
          </table:table-cell>
          <table:table-cell table:style-name="ce6"/>
          <table:table-cell table:style-name="ce6" office:value-type="string" calcext:value-type="string">
            <text:p>Y_0</text:p>
          </table:table-cell>
          <table:table-cell table:style-name="ce9" table:formula="of:=190-1.3*[.F6]" office:value-type="float" office:value="182.815789473684" calcext:value-type="float">
            <text:p/>
          </table:table-cell>
          <table:table-cell table:style-name="ce13" office:value-type="string" calcext:value-type="string">
            <text:p>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5" table:formula="of:=MAX([.O11:.O29])-MIN([.O11:.O29])" office:value-type="float" office:value="28.1842105263158" calcext:value-type="float">
            <text:p/>
          </table:table-cell>
          <table:table-cell table:style-name="ce6"/>
          <table:table-cell table:style-name="ce6" office:value-type="string" calcext:value-type="string">
            <text:p>Y_0</text:p>
          </table:table-cell>
          <table:table-cell table:style-name="ce9" table:formula="of:=190-1.3*[.N6]" office:value-type="float" office:value="182.815789473684" calcext:value-type="float">
            <text:p/>
          </table:table-cell>
          <table:table-cell table:style-name="ce13" office:value-type="string" calcext:value-type="string">
            <text:p>V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12"/>
          <table:table-cell table:number-columns-repeated="6"/>
          <table:table-cell table:style-name="Default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2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2" office:value-type="string" calcext:value-type="string">
            <text:p>y/mV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formula="of:=[.F7]" office:value-type="float" office:value="15" calcext:value-type="float">
            <text:p/>
          </table:table-cell>
          <table:table-cell table:formula="of:=[.F8]" office:value-type="float" office:value="182.815789473684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formula="of:=[.N7]" office:value-type="float" office:value="15" calcext:value-type="float">
            <text:p/>
          </table:table-cell>
          <table:table-cell table:formula="of:=[.N8]" office:value-type="float" office:value="182.81578947368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2]*[.$F$5]+[.$F$7]" office:value-type="float" office:value="16.8421052631579" calcext:value-type="float">
            <text:p/>
          </table:table-cell>
          <table:table-cell table:formula="of:=[.D12]*[.$F$6]+[.$F$8]" office:value-type="float" office:value="183.921052631579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K12]*[.$N$5]+[.$N$7]" office:value-type="float" office:value="16.8421052631579" calcext:value-type="float">
            <text:p/>
          </table:table-cell>
          <table:table-cell table:formula="of:=[.L12]*[.$N$6]+[.$N$8]" office:value-type="float" office:value="183.921052631579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13]*[.$F$5]+[.$F$7]" office:value-type="float" office:value="18.6842105263158" calcext:value-type="float">
            <text:p/>
          </table:table-cell>
          <table:table-cell table:formula="of:=[.D13]*[.$F$6]+[.$F$8]" office:value-type="float" office:value="184.473684210526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K13]*[.$N$5]+[.$N$7]" office:value-type="float" office:value="18.6842105263158" calcext:value-type="float">
            <text:p/>
          </table:table-cell>
          <table:table-cell table:formula="of:=[.L13]*[.$N$6]+[.$N$8]" office:value-type="float" office:value="184.47368421052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C14]*[.$F$5]+[.$F$7]" office:value-type="float" office:value="20.5263157894737" calcext:value-type="float">
            <text:p/>
          </table:table-cell>
          <table:table-cell table:formula="of:=[.D14]*[.$F$6]+[.$F$8]" office:value-type="float" office:value="187.789473684211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K14]*[.$N$5]+[.$N$7]" office:value-type="float" office:value="20.5263157894737" calcext:value-type="float">
            <text:p/>
          </table:table-cell>
          <table:table-cell table:formula="of:=[.L14]*[.$N$6]+[.$N$8]" office:value-type="float" office:value="187.789473684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C15]*[.$F$5]+[.$F$7]" office:value-type="float" office:value="22.3684210526316" calcext:value-type="float">
            <text:p/>
          </table:table-cell>
          <table:table-cell table:formula="of:=[.D15]*[.$F$6]+[.$F$8]" office:value-type="float" office:value="195.526315789474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K15]*[.$N$5]+[.$N$7]" office:value-type="float" office:value="22.3684210526316" calcext:value-type="float">
            <text:p/>
          </table:table-cell>
          <table:table-cell table:formula="of:=[.L15]*[.$N$6]+[.$N$8]" office:value-type="float" office:value="195.52631578947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C16]*[.$F$5]+[.$F$7]" office:value-type="float" office:value="23.2894736842105" calcext:value-type="float">
            <text:p/>
          </table:table-cell>
          <table:table-cell table:formula="of:=[.D16]*[.$F$6]+[.$F$8]" office:value-type="float" office:value="199.947368421053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K16]*[.$N$5]+[.$N$7]" office:value-type="float" office:value="23.2894736842105" calcext:value-type="float">
            <text:p/>
          </table:table-cell>
          <table:table-cell table:formula="of:=[.L16]*[.$N$6]+[.$N$8]" office:value-type="float" office:value="199.94736842105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C17]*[.$F$5]+[.$F$7]" office:value-type="float" office:value="24.2105263157895" calcext:value-type="float">
            <text:p/>
          </table:table-cell>
          <table:table-cell table:formula="of:=[.D17]*[.$F$6]+[.$F$8]" office:value-type="float" office:value="204.368421052632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K17]*[.$N$5]+[.$N$7]" office:value-type="float" office:value="24.2105263157895" calcext:value-type="float">
            <text:p/>
          </table:table-cell>
          <table:table-cell table:formula="of:=[.L17]*[.$N$6]+[.$N$8]" office:value-type="float" office:value="204.36842105263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C18]*[.$F$5]+[.$F$7]" office:value-type="float" office:value="24.6710526315789" calcext:value-type="float">
            <text:p/>
          </table:table-cell>
          <table:table-cell table:formula="of:=[.D18]*[.$F$6]+[.$F$8]" office:value-type="float" office:value="208.236842105263" calcext:value-type="float">
            <text:p/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18]*[.$N$5]+[.$N$7]" office:value-type="float" office:value="24.6710526315789" calcext:value-type="float">
            <text:p/>
          </table:table-cell>
          <table:table-cell table:formula="of:=[.L18]*[.$N$6]+[.$N$8]" office:value-type="float" office:value="208.23684210526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19]*[.$F$5]+[.$F$7]" office:value-type="float" office:value="25.1315789473684" calcext:value-type="float">
            <text:p/>
          </table:table-cell>
          <table:table-cell table:formula="of:=[.D19]*[.$F$6]+[.$F$8]" office:value-type="float" office:value="209.894736842105" calcext:value-type="float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K19]*[.$N$5]+[.$N$7]" office:value-type="float" office:value="25.1315789473684" calcext:value-type="float">
            <text:p/>
          </table:table-cell>
          <table:table-cell table:formula="of:=[.L19]*[.$N$6]+[.$N$8]" office:value-type="float" office:value="209.8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C20]*[.$F$5]+[.$F$7]" office:value-type="float" office:value="25.5921052631579" calcext:value-type="float">
            <text:p/>
          </table:table-cell>
          <table:table-cell table:formula="of:=[.D20]*[.$F$6]+[.$F$8]" office:value-type="float" office:value="211" calcext:value-type="float">
            <text:p/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K20]*[.$N$5]+[.$N$7]" office:value-type="float" office:value="25.5921052631579" calcext:value-type="float">
            <text:p/>
          </table:table-cell>
          <table:table-cell table:formula="of:=[.L20]*[.$N$6]+[.$N$8]" office:value-type="float" office:value="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C21]*[.$F$5]+[.$F$7]" office:value-type="float" office:value="26.0526315789474" calcext:value-type="float">
            <text:p/>
          </table:table-cell>
          <table:table-cell table:formula="of:=[.D21]*[.$F$6]+[.$F$8]" office:value-type="float" office:value="211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K21]*[.$N$5]+[.$N$7]" office:value-type="float" office:value="26.0526315789474" calcext:value-type="float">
            <text:p/>
          </table:table-cell>
          <table:table-cell table:formula="of:=[.L21]*[.$N$6]+[.$N$8]" office:value-type="float" office:value="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22]*[.$F$5]+[.$F$7]" office:value-type="float" office:value="26.5131578947368" calcext:value-type="float">
            <text:p/>
          </table:table-cell>
          <table:table-cell table:formula="of:=[.D22]*[.$F$6]+[.$F$8]" office:value-type="float" office:value="209.894736842105" calcext:value-type="float">
            <text:p/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K22]*[.$N$5]+[.$N$7]" office:value-type="float" office:value="26.5131578947368" calcext:value-type="float">
            <text:p/>
          </table:table-cell>
          <table:table-cell table:formula="of:=[.L22]*[.$N$6]+[.$N$8]" office:value-type="float" office:value="209.8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C23]*[.$F$5]+[.$F$7]" office:value-type="float" office:value="26.9736842105263" calcext:value-type="float">
            <text:p/>
          </table:table-cell>
          <table:table-cell table:formula="of:=[.D23]*[.$F$6]+[.$F$8]" office:value-type="float" office:value="208.236842105263" calcext:value-type="float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23]*[.$N$5]+[.$N$7]" office:value-type="float" office:value="26.9736842105263" calcext:value-type="float">
            <text:p/>
          </table:table-cell>
          <table:table-cell table:formula="of:=[.L23]*[.$N$6]+[.$N$8]" office:value-type="float" office:value="208.23684210526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C24]*[.$F$5]+[.$F$7]" office:value-type="float" office:value="27.4342105263158" calcext:value-type="float">
            <text:p/>
          </table:table-cell>
          <table:table-cell table:formula="of:=[.D24]*[.$F$6]+[.$F$8]" office:value-type="float" office:value="206.578947368421" calcext:value-type="float">
            <text:p/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K24]*[.$N$5]+[.$N$7]" office:value-type="float" office:value="27.4342105263158" calcext:value-type="float">
            <text:p/>
          </table:table-cell>
          <table:table-cell table:formula="of:=[.L24]*[.$N$6]+[.$N$8]" office:value-type="float" office:value="206.57894736842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C25]*[.$F$5]+[.$F$7]" office:value-type="float" office:value="27.8947368421053" calcext:value-type="float">
            <text:p/>
          </table:table-cell>
          <table:table-cell table:formula="of:=[.D25]*[.$F$6]+[.$F$8]" office:value-type="float" office:value="204.368421052632" calcext:value-type="float">
            <text:p/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K25]*[.$N$5]+[.$N$7]" office:value-type="float" office:value="27.8947368421053" calcext:value-type="float">
            <text:p/>
          </table:table-cell>
          <table:table-cell table:formula="of:=[.L25]*[.$N$6]+[.$N$8]" office:value-type="float" office:value="204.36842105263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6]*[.$F$5]+[.$F$7]" office:value-type="float" office:value="28.8157894736842" calcext:value-type="float">
            <text:p/>
          </table:table-cell>
          <table:table-cell table:formula="of:=[.D26]*[.$F$6]+[.$F$8]" office:value-type="float" office:value="199.394736842105" calcext:value-type="float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6]*[.$N$5]+[.$N$7]" office:value-type="float" office:value="28.8157894736842" calcext:value-type="float">
            <text:p/>
          </table:table-cell>
          <table:table-cell table:formula="of:=[.L26]*[.$N$6]+[.$N$8]" office:value-type="float" office:value="199.3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C27]*[.$F$5]+[.$F$7]" office:value-type="float" office:value="29.7368421052632" calcext:value-type="float">
            <text:p/>
          </table:table-cell>
          <table:table-cell table:formula="of:=[.D27]*[.$F$6]+[.$F$8]" office:value-type="float" office:value="197.184210526316" calcext:value-type="float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K27]*[.$N$5]+[.$N$7]" office:value-type="float" office:value="29.7368421052632" calcext:value-type="float">
            <text:p/>
          </table:table-cell>
          <table:table-cell table:formula="of:=[.L27]*[.$N$6]+[.$N$8]" office:value-type="float" office:value="197.18421052631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C28]*[.$F$5]+[.$F$7]" office:value-type="float" office:value="30.6578947368421" calcext:value-type="float">
            <text:p/>
          </table:table-cell>
          <table:table-cell table:formula="of:=[.D28]*[.$F$6]+[.$F$8]" office:value-type="float" office:value="194.421052631579" calcext:value-type="float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K28]*[.$N$5]+[.$N$7]" office:value-type="float" office:value="30.6578947368421" calcext:value-type="float">
            <text:p/>
          </table:table-cell>
          <table:table-cell table:formula="of:=[.L28]*[.$N$6]+[.$N$8]" office:value-type="float" office:value="194.421052631579" calcext:value-type="float">
            <text:p/>
          </table:table-cell>
        </table:table-row>
        <table:table-row table:style-name="ro1">
          <table:table-cell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style-name="ce5" table:formula="of:=[.C29]*[.$F$5]+[.$F$7]" office:value-type="float" office:value="32.5" calcext:value-type="float">
            <text:p/>
          </table:table-cell>
          <table:table-cell table:style-name="ce15" table:formula="of:=[.D29]*[.$F$6]+[.$F$8]" office:value-type="float" office:value="190.552631578947" calcext:value-type="float">
            <text:p/>
          </table:table-cell>
          <table:table-cell table:number-columns-repeated="2"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style-name="ce5" table:formula="of:=[.K29]*[.$N$5]+[.$N$7]" office:value-type="float" office:value="32.5" calcext:value-type="float">
            <text:p/>
          </table:table-cell>
          <table:table-cell table:style-name="ce15" table:formula="of:=[.L29]*[.$N$6]+[.$N$8]" office:value-type="float" office:value="190.552631578947" calcext:value-type="float">
            <text:p/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u_2</text:p>
          </table:table-cell>
          <table:table-cell table:style-name="ce4" office:value-type="string" calcext:value-type="string">
            <text:p>15,35 MHz</text:p>
          </table:table-cell>
          <table:table-cell table:style-name="ce4"/>
          <table:table-cell table:style-name="ce4" office:value-type="string" calcext:value-type="string">
            <text:p>X-faktor</text:p>
          </table:table-cell>
          <table:table-cell table:style-name="ce7" table:formula="of:=(32-10)/(21.5)" office:value-type="float" office:value="1.02325581395349" calcext:value-type="float">
            <text:p/>
          </table:table-cell>
          <table:table-cell table:style-name="ce11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4" office:value-type="string" calcext:value-type="string">
            <text:p>20 MHz</text:p>
          </table:table-cell>
          <table:table-cell table:style-name="ce4"/>
          <table:table-cell table:style-name="ce4" office:value-type="string" calcext:value-type="string">
            <text:p>X-faktor</text:p>
          </table:table-cell>
          <table:table-cell table:style-name="ce7" table:formula="of:=(32.5-15)/(19)" office:value-type="float" office:value="0.921052631578947" calcext:value-type="float">
            <text:p/>
          </table:table-cell>
          <table:table-cell table:style-name="ce11" office:value-type="string" calcext:value-type="string">
            <text:p>V/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-faktor</text:p>
          </table:table-cell>
          <table:table-cell table:style-name="ce8" table:formula="of:=(186-181)/(0.5)" office:value-type="float" office:value="10" calcext:value-type="float">
            <text:p/>
          </table:table-cell>
          <table:table-cell table:style-name="ce12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8" table:formula="of:=(211-190)/(3.8)" office:value-type="float" office:value="5.52631578947368" calcext:value-type="float">
            <text:p/>
          </table:table-cell>
          <table:table-cell table:style-name="ce12" office:value-type="string" calcext:value-type="string">
            <text:p>mV/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_0 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V</text:p>
          </table:table-cell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5" table:formula="of:=MAX([.G38:.G56])-MIN([.G38:.G56])" office:value-type="float" office:value="51" calcext:value-type="float">
            <text:p/>
          </table:table-cell>
          <table:table-cell table:style-name="ce6"/>
          <table:table-cell table:style-name="ce6" office:value-type="string" calcext:value-type="string">
            <text:p>Y_0</text:p>
          </table:table-cell>
          <table:table-cell table:style-name="ce9" office:value-type="float" office:value="181" calcext:value-type="float">
            <text:p>181</text:p>
          </table:table-cell>
          <table:table-cell table:style-name="ce13" office:value-type="string" calcext:value-type="string">
            <text:p>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5" table:formula="of:=MAX([.O38:.O56])-MIN([.O38:.O56])" office:value-type="float" office:value="28.1842105263158" calcext:value-type="float">
            <text:p/>
          </table:table-cell>
          <table:table-cell table:style-name="ce6"/>
          <table:table-cell table:style-name="ce6" office:value-type="string" calcext:value-type="string">
            <text:p>Y_0</text:p>
          </table:table-cell>
          <table:table-cell table:style-name="ce9" table:formula="of:=190-1.3*[.N33]" office:value-type="float" office:value="182.815789473684" calcext:value-type="float">
            <text:p/>
          </table:table-cell>
          <table:table-cell table:style-name="ce13" office:value-type="string" calcext:value-type="string">
            <text:p>V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12"/>
          <table:table-cell table:number-columns-repeated="6"/>
          <table:table-cell table:style-name="Default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2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2" office:value-type="string" calcext:value-type="string">
            <text:p>y/mV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formula="of:=[.F34]" office:value-type="float" office:value="10" calcext:value-type="float">
            <text:p/>
          </table:table-cell>
          <table:table-cell table:formula="of:=[.F35]" office:value-type="float" office:value="181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formula="of:=[.N34]" office:value-type="float" office:value="15" calcext:value-type="float">
            <text:p/>
          </table:table-cell>
          <table:table-cell table:formula="of:=[.N35]" office:value-type="float" office:value="182.81578947368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39]*[.$F$32]+[.$F$34]" office:value-type="float" office:value="12.046511627907" calcext:value-type="float">
            <text:p/>
          </table:table-cell>
          <table:table-cell table:formula="of:=[.D39]*[.$F$33]+[.$F$35]" office:value-type="float" office:value="183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K39]*[.$N$32]+[.$N$34]" office:value-type="float" office:value="16.8421052631579" calcext:value-type="float">
            <text:p/>
          </table:table-cell>
          <table:table-cell table:formula="of:=[.L39]*[.$N$33]+[.$N$35]" office:value-type="float" office:value="183.921052631579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40]*[.$F$32]+[.$F$34]" office:value-type="float" office:value="14.093023255814" calcext:value-type="float">
            <text:p/>
          </table:table-cell>
          <table:table-cell table:formula="of:=[.D40]*[.$F$33]+[.$F$35]" office:value-type="float" office:value="184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K40]*[.$N$32]+[.$N$34]" office:value-type="float" office:value="18.6842105263158" calcext:value-type="float">
            <text:p/>
          </table:table-cell>
          <table:table-cell table:formula="of:=[.L40]*[.$N$33]+[.$N$35]" office:value-type="float" office:value="184.47368421052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C41]*[.$F$32]+[.$F$34]" office:value-type="float" office:value="16.1395348837209" calcext:value-type="float">
            <text:p/>
          </table:table-cell>
          <table:table-cell table:formula="of:=[.D41]*[.$F$33]+[.$F$35]" office:value-type="float" office:value="190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K41]*[.$N$32]+[.$N$34]" office:value-type="float" office:value="20.5263157894737" calcext:value-type="float">
            <text:p/>
          </table:table-cell>
          <table:table-cell table:formula="of:=[.L41]*[.$N$33]+[.$N$35]" office:value-type="float" office:value="187.789473684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C42]*[.$F$32]+[.$F$34]" office:value-type="float" office:value="18.1860465116279" calcext:value-type="float">
            <text:p/>
          </table:table-cell>
          <table:table-cell table:formula="of:=[.D42]*[.$F$33]+[.$F$35]" office:value-type="float" office:value="204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K42]*[.$N$32]+[.$N$34]" office:value-type="float" office:value="22.3684210526316" calcext:value-type="float">
            <text:p/>
          </table:table-cell>
          <table:table-cell table:formula="of:=[.L42]*[.$N$33]+[.$N$35]" office:value-type="float" office:value="195.52631578947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C43]*[.$F$32]+[.$F$34]" office:value-type="float" office:value="19.2093023255814" calcext:value-type="float">
            <text:p/>
          </table:table-cell>
          <table:table-cell table:formula="of:=[.D43]*[.$F$33]+[.$F$35]" office:value-type="float" office:value="212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K43]*[.$N$32]+[.$N$34]" office:value-type="float" office:value="23.2894736842105" calcext:value-type="float">
            <text:p/>
          </table:table-cell>
          <table:table-cell table:formula="of:=[.L43]*[.$N$33]+[.$N$35]" office:value-type="float" office:value="199.94736842105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C44]*[.$F$32]+[.$F$34]" office:value-type="float" office:value="20.2325581395349" calcext:value-type="float">
            <text:p/>
          </table:table-cell>
          <table:table-cell table:formula="of:=[.D44]*[.$F$33]+[.$F$35]" office:value-type="float" office:value="220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K44]*[.$N$32]+[.$N$34]" office:value-type="float" office:value="24.2105263157895" calcext:value-type="float">
            <text:p/>
          </table:table-cell>
          <table:table-cell table:formula="of:=[.L44]*[.$N$33]+[.$N$35]" office:value-type="float" office:value="204.36842105263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C45]*[.$F$32]+[.$F$34]" office:value-type="float" office:value="20.7441860465116" calcext:value-type="float">
            <text:p/>
          </table:table-cell>
          <table:table-cell table:formula="of:=[.D45]*[.$F$33]+[.$F$35]" office:value-type="float" office:value="227" calcext:value-type="float">
            <text:p/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45]*[.$N$32]+[.$N$34]" office:value-type="float" office:value="24.6710526315789" calcext:value-type="float">
            <text:p/>
          </table:table-cell>
          <table:table-cell table:formula="of:=[.L45]*[.$N$33]+[.$N$35]" office:value-type="float" office:value="208.23684210526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46]*[.$F$32]+[.$F$34]" office:value-type="float" office:value="21.2558139534884" calcext:value-type="float">
            <text:p/>
          </table:table-cell>
          <table:table-cell table:formula="of:=[.D46]*[.$F$33]+[.$F$35]" office:value-type="float" office:value="230" calcext:value-type="float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K46]*[.$N$32]+[.$N$34]" office:value-type="float" office:value="25.1315789473684" calcext:value-type="float">
            <text:p/>
          </table:table-cell>
          <table:table-cell table:formula="of:=[.L46]*[.$N$33]+[.$N$35]" office:value-type="float" office:value="209.8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C47]*[.$F$32]+[.$F$34]" office:value-type="float" office:value="21.7674418604651" calcext:value-type="float">
            <text:p/>
          </table:table-cell>
          <table:table-cell table:formula="of:=[.D47]*[.$F$33]+[.$F$35]" office:value-type="float" office:value="232" calcext:value-type="float">
            <text:p/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K47]*[.$N$32]+[.$N$34]" office:value-type="float" office:value="25.5921052631579" calcext:value-type="float">
            <text:p/>
          </table:table-cell>
          <table:table-cell table:formula="of:=[.L47]*[.$N$33]+[.$N$35]" office:value-type="float" office:value="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C48]*[.$F$32]+[.$F$34]" office:value-type="float" office:value="22.2790697674419" calcext:value-type="float">
            <text:p/>
          </table:table-cell>
          <table:table-cell table:formula="of:=[.D48]*[.$F$33]+[.$F$35]" office:value-type="float" office:value="232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K48]*[.$N$32]+[.$N$34]" office:value-type="float" office:value="26.0526315789474" calcext:value-type="float">
            <text:p/>
          </table:table-cell>
          <table:table-cell table:formula="of:=[.L48]*[.$N$33]+[.$N$35]" office:value-type="float" office:value="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49]*[.$F$32]+[.$F$34]" office:value-type="float" office:value="22.7906976744186" calcext:value-type="float">
            <text:p/>
          </table:table-cell>
          <table:table-cell table:formula="of:=[.D49]*[.$F$33]+[.$F$35]" office:value-type="float" office:value="230" calcext:value-type="float">
            <text:p/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K49]*[.$N$32]+[.$N$34]" office:value-type="float" office:value="26.5131578947368" calcext:value-type="float">
            <text:p/>
          </table:table-cell>
          <table:table-cell table:formula="of:=[.L49]*[.$N$33]+[.$N$35]" office:value-type="float" office:value="209.8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C50]*[.$F$32]+[.$F$34]" office:value-type="float" office:value="23.3023255813954" calcext:value-type="float">
            <text:p/>
          </table:table-cell>
          <table:table-cell table:formula="of:=[.D50]*[.$F$33]+[.$F$35]" office:value-type="float" office:value="227" calcext:value-type="float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50]*[.$N$32]+[.$N$34]" office:value-type="float" office:value="26.9736842105263" calcext:value-type="float">
            <text:p/>
          </table:table-cell>
          <table:table-cell table:formula="of:=[.L50]*[.$N$33]+[.$N$35]" office:value-type="float" office:value="208.23684210526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C51]*[.$F$32]+[.$F$34]" office:value-type="float" office:value="23.8139534883721" calcext:value-type="float">
            <text:p/>
          </table:table-cell>
          <table:table-cell table:formula="of:=[.D51]*[.$F$33]+[.$F$35]" office:value-type="float" office:value="224" calcext:value-type="float">
            <text:p/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K51]*[.$N$32]+[.$N$34]" office:value-type="float" office:value="27.4342105263158" calcext:value-type="float">
            <text:p/>
          </table:table-cell>
          <table:table-cell table:formula="of:=[.L51]*[.$N$33]+[.$N$35]" office:value-type="float" office:value="206.57894736842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C52]*[.$F$32]+[.$F$34]" office:value-type="float" office:value="24.3255813953488" calcext:value-type="float">
            <text:p/>
          </table:table-cell>
          <table:table-cell table:formula="of:=[.D52]*[.$F$33]+[.$F$35]" office:value-type="float" office:value="220" calcext:value-type="float">
            <text:p/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K52]*[.$N$32]+[.$N$34]" office:value-type="float" office:value="27.8947368421053" calcext:value-type="float">
            <text:p/>
          </table:table-cell>
          <table:table-cell table:formula="of:=[.L52]*[.$N$33]+[.$N$35]" office:value-type="float" office:value="204.36842105263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3]*[.$F$32]+[.$F$34]" office:value-type="float" office:value="25.3488372093023" calcext:value-type="float">
            <text:p/>
          </table:table-cell>
          <table:table-cell table:formula="of:=[.D53]*[.$F$33]+[.$F$35]" office:value-type="float" office:value="211" calcext:value-type="float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53]*[.$N$32]+[.$N$34]" office:value-type="float" office:value="28.8157894736842" calcext:value-type="float">
            <text:p/>
          </table:table-cell>
          <table:table-cell table:formula="of:=[.L53]*[.$N$33]+[.$N$35]" office:value-type="float" office:value="199.3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C54]*[.$F$32]+[.$F$34]" office:value-type="float" office:value="26.3720930232558" calcext:value-type="float">
            <text:p/>
          </table:table-cell>
          <table:table-cell table:formula="of:=[.D54]*[.$F$33]+[.$F$35]" office:value-type="float" office:value="207" calcext:value-type="float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K54]*[.$N$32]+[.$N$34]" office:value-type="float" office:value="29.7368421052632" calcext:value-type="float">
            <text:p/>
          </table:table-cell>
          <table:table-cell table:formula="of:=[.L54]*[.$N$33]+[.$N$35]" office:value-type="float" office:value="197.18421052631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C55]*[.$F$32]+[.$F$34]" office:value-type="float" office:value="27.3953488372093" calcext:value-type="float">
            <text:p/>
          </table:table-cell>
          <table:table-cell table:formula="of:=[.D55]*[.$F$33]+[.$F$35]" office:value-type="float" office:value="202" calcext:value-type="float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K55]*[.$N$32]+[.$N$34]" office:value-type="float" office:value="30.6578947368421" calcext:value-type="float">
            <text:p/>
          </table:table-cell>
          <table:table-cell table:formula="of:=[.L55]*[.$N$33]+[.$N$35]" office:value-type="float" office:value="194.421052631579" calcext:value-type="float">
            <text:p/>
          </table:table-cell>
        </table:table-row>
        <table:table-row table:style-name="ro1">
          <table:table-cell/>
          <table:table-cell table:style-name="ce3"/>
          <table:table-cell table:style-name="ce6" office:value-type="float" office:value="21.5" calcext:value-type="float">
            <text:p>21.5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style-name="ce5" table:formula="of:=[.C56]*[.$F$32]+[.$F$34]" office:value-type="float" office:value="32" calcext:value-type="float">
            <text:p/>
          </table:table-cell>
          <table:table-cell table:style-name="ce15" table:formula="of:=[.D56]*[.$F$33]+[.$F$35]" office:value-type="float" office:value="195" calcext:value-type="float">
            <text:p/>
          </table:table-cell>
          <table:table-cell table:number-columns-repeated="2"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formula="of:=[.K56]*[.$N$32]+[.$N$34]" office:value-type="float" office:value="32.5" calcext:value-type="float">
            <text:p/>
          </table:table-cell>
          <table:table-cell table:formula="of:=[.L56]*[.$N$33]+[.$N$35]" office:value-type="float" office:value="190.552631578947" calcext:value-type="float">
            <text:p/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u_1</text:p>
          </table:table-cell>
          <table:table-cell table:style-name="ce4" office:value-type="string" calcext:value-type="string">
            <text:p>20 MHz</text:p>
          </table:table-cell>
          <table:table-cell table:style-name="ce4"/>
          <table:table-cell table:style-name="ce4" office:value-type="string" calcext:value-type="string">
            <text:p>X-faktor</text:p>
          </table:table-cell>
          <table:table-cell table:style-name="ce7" table:formula="of:=(32.5-15)/(19)" office:value-type="float" office:value="0.921052631578947" calcext:value-type="float">
            <text:p/>
          </table:table-cell>
          <table:table-cell table:style-name="ce11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4" office:value-type="string" calcext:value-type="string">
            <text:p>20 MHz</text:p>
          </table:table-cell>
          <table:table-cell table:style-name="ce4"/>
          <table:table-cell table:style-name="ce4" office:value-type="string" calcext:value-type="string">
            <text:p>X-faktor</text:p>
          </table:table-cell>
          <table:table-cell table:style-name="ce7" table:formula="of:=(32.5-15)/(19)" office:value-type="float" office:value="0.921052631578947" calcext:value-type="float">
            <text:p/>
          </table:table-cell>
          <table:table-cell table:style-name="ce11" office:value-type="string" calcext:value-type="string">
            <text:p>V/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-faktor</text:p>
          </table:table-cell>
          <table:table-cell table:style-name="ce8" table:formula="of:=(211-190)/(3.8)" office:value-type="float" office:value="5.52631578947368" calcext:value-type="float">
            <text:p/>
          </table:table-cell>
          <table:table-cell table:style-name="ce12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8" table:formula="of:=(211-190)/(3.8)" office:value-type="float" office:value="5.52631578947368" calcext:value-type="float">
            <text:p/>
          </table:table-cell>
          <table:table-cell table:style-name="ce12" office:value-type="string" calcext:value-type="string">
            <text:p>mV/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_0 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V</text:p>
          </table:table-cell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5" table:formula="of:=MAX([.G65:.G83])-MIN([.G65:.G83])" office:value-type="float" office:value="28.1842105263158" calcext:value-type="float">
            <text:p/>
          </table:table-cell>
          <table:table-cell table:style-name="ce6"/>
          <table:table-cell table:style-name="ce6" office:value-type="string" calcext:value-type="string">
            <text:p>Y_0</text:p>
          </table:table-cell>
          <table:table-cell table:style-name="ce9" table:formula="of:=190-1.3*[.F60]" office:value-type="float" office:value="182.815789473684" calcext:value-type="float">
            <text:p/>
          </table:table-cell>
          <table:table-cell table:style-name="ce13" office:value-type="string" calcext:value-type="string">
            <text:p>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5" table:formula="of:=MAX([.O65:.O83])-MIN([.O65:.O83])" office:value-type="float" office:value="28.1842105263158" calcext:value-type="float">
            <text:p/>
          </table:table-cell>
          <table:table-cell table:style-name="ce6"/>
          <table:table-cell table:style-name="ce6" office:value-type="string" calcext:value-type="string">
            <text:p>Y_0</text:p>
          </table:table-cell>
          <table:table-cell table:style-name="ce9" table:formula="of:=190-1.3*[.N60]" office:value-type="float" office:value="182.815789473684" calcext:value-type="float">
            <text:p/>
          </table:table-cell>
          <table:table-cell table:style-name="ce13" office:value-type="string" calcext:value-type="string">
            <text:p>V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12"/>
          <table:table-cell table:number-columns-repeated="6"/>
          <table:table-cell table:style-name="Default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2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2" office:value-type="string" calcext:value-type="string">
            <text:p>y/mV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formula="of:=[.F61]" office:value-type="float" office:value="15" calcext:value-type="float">
            <text:p/>
          </table:table-cell>
          <table:table-cell table:formula="of:=[.F62]" office:value-type="float" office:value="182.815789473684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formula="of:=[.N61]" office:value-type="float" office:value="15" calcext:value-type="float">
            <text:p/>
          </table:table-cell>
          <table:table-cell table:formula="of:=[.N62]" office:value-type="float" office:value="182.81578947368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6]*[.$F$59]+[.$F$61]" office:value-type="float" office:value="16.8421052631579" calcext:value-type="float">
            <text:p/>
          </table:table-cell>
          <table:table-cell table:formula="of:=[.D66]*[.$F$60]+[.$F$62]" office:value-type="float" office:value="183.921052631579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K66]*[.$N$59]+[.$N$61]" office:value-type="float" office:value="16.8421052631579" calcext:value-type="float">
            <text:p/>
          </table:table-cell>
          <table:table-cell table:formula="of:=[.L66]*[.$N$60]+[.$N$62]" office:value-type="float" office:value="183.921052631579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67]*[.$F$59]+[.$F$61]" office:value-type="float" office:value="18.6842105263158" calcext:value-type="float">
            <text:p/>
          </table:table-cell>
          <table:table-cell table:formula="of:=[.D67]*[.$F$60]+[.$F$62]" office:value-type="float" office:value="184.473684210526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K67]*[.$N$59]+[.$N$61]" office:value-type="float" office:value="18.6842105263158" calcext:value-type="float">
            <text:p/>
          </table:table-cell>
          <table:table-cell table:formula="of:=[.L67]*[.$N$60]+[.$N$62]" office:value-type="float" office:value="184.47368421052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C68]*[.$F$59]+[.$F$61]" office:value-type="float" office:value="20.5263157894737" calcext:value-type="float">
            <text:p/>
          </table:table-cell>
          <table:table-cell table:formula="of:=[.D68]*[.$F$60]+[.$F$62]" office:value-type="float" office:value="187.789473684211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K68]*[.$N$59]+[.$N$61]" office:value-type="float" office:value="20.5263157894737" calcext:value-type="float">
            <text:p/>
          </table:table-cell>
          <table:table-cell table:formula="of:=[.L68]*[.$N$60]+[.$N$62]" office:value-type="float" office:value="187.789473684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C69]*[.$F$59]+[.$F$61]" office:value-type="float" office:value="22.3684210526316" calcext:value-type="float">
            <text:p/>
          </table:table-cell>
          <table:table-cell table:formula="of:=[.D69]*[.$F$60]+[.$F$62]" office:value-type="float" office:value="195.526315789474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K69]*[.$N$59]+[.$N$61]" office:value-type="float" office:value="22.3684210526316" calcext:value-type="float">
            <text:p/>
          </table:table-cell>
          <table:table-cell table:formula="of:=[.L69]*[.$N$60]+[.$N$62]" office:value-type="float" office:value="195.52631578947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C70]*[.$F$59]+[.$F$61]" office:value-type="float" office:value="23.2894736842105" calcext:value-type="float">
            <text:p/>
          </table:table-cell>
          <table:table-cell table:formula="of:=[.D70]*[.$F$60]+[.$F$62]" office:value-type="float" office:value="199.947368421053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K70]*[.$N$59]+[.$N$61]" office:value-type="float" office:value="23.2894736842105" calcext:value-type="float">
            <text:p/>
          </table:table-cell>
          <table:table-cell table:formula="of:=[.L70]*[.$N$60]+[.$N$62]" office:value-type="float" office:value="199.94736842105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C71]*[.$F$59]+[.$F$61]" office:value-type="float" office:value="24.2105263157895" calcext:value-type="float">
            <text:p/>
          </table:table-cell>
          <table:table-cell table:formula="of:=[.D71]*[.$F$60]+[.$F$62]" office:value-type="float" office:value="204.368421052632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K71]*[.$N$59]+[.$N$61]" office:value-type="float" office:value="24.2105263157895" calcext:value-type="float">
            <text:p/>
          </table:table-cell>
          <table:table-cell table:formula="of:=[.L71]*[.$N$60]+[.$N$62]" office:value-type="float" office:value="204.36842105263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C72]*[.$F$59]+[.$F$61]" office:value-type="float" office:value="24.6710526315789" calcext:value-type="float">
            <text:p/>
          </table:table-cell>
          <table:table-cell table:formula="of:=[.D72]*[.$F$60]+[.$F$62]" office:value-type="float" office:value="208.236842105263" calcext:value-type="float">
            <text:p/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72]*[.$N$59]+[.$N$61]" office:value-type="float" office:value="24.6710526315789" calcext:value-type="float">
            <text:p/>
          </table:table-cell>
          <table:table-cell table:formula="of:=[.L72]*[.$N$60]+[.$N$62]" office:value-type="float" office:value="208.23684210526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73]*[.$F$59]+[.$F$61]" office:value-type="float" office:value="25.1315789473684" calcext:value-type="float">
            <text:p/>
          </table:table-cell>
          <table:table-cell table:formula="of:=[.D73]*[.$F$60]+[.$F$62]" office:value-type="float" office:value="209.894736842105" calcext:value-type="float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K73]*[.$N$59]+[.$N$61]" office:value-type="float" office:value="25.1315789473684" calcext:value-type="float">
            <text:p/>
          </table:table-cell>
          <table:table-cell table:formula="of:=[.L73]*[.$N$60]+[.$N$62]" office:value-type="float" office:value="209.8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C74]*[.$F$59]+[.$F$61]" office:value-type="float" office:value="25.5921052631579" calcext:value-type="float">
            <text:p/>
          </table:table-cell>
          <table:table-cell table:formula="of:=[.D74]*[.$F$60]+[.$F$62]" office:value-type="float" office:value="211" calcext:value-type="float">
            <text:p/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K74]*[.$N$59]+[.$N$61]" office:value-type="float" office:value="25.5921052631579" calcext:value-type="float">
            <text:p/>
          </table:table-cell>
          <table:table-cell table:formula="of:=[.L74]*[.$N$60]+[.$N$62]" office:value-type="float" office:value="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C75]*[.$F$59]+[.$F$61]" office:value-type="float" office:value="26.0526315789474" calcext:value-type="float">
            <text:p/>
          </table:table-cell>
          <table:table-cell table:formula="of:=[.D75]*[.$F$60]+[.$F$62]" office:value-type="float" office:value="211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K75]*[.$N$59]+[.$N$61]" office:value-type="float" office:value="26.0526315789474" calcext:value-type="float">
            <text:p/>
          </table:table-cell>
          <table:table-cell table:formula="of:=[.L75]*[.$N$60]+[.$N$62]" office:value-type="float" office:value="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76]*[.$F$59]+[.$F$61]" office:value-type="float" office:value="26.5131578947368" calcext:value-type="float">
            <text:p/>
          </table:table-cell>
          <table:table-cell table:formula="of:=[.D76]*[.$F$60]+[.$F$62]" office:value-type="float" office:value="209.894736842105" calcext:value-type="float">
            <text:p/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K76]*[.$N$59]+[.$N$61]" office:value-type="float" office:value="26.5131578947368" calcext:value-type="float">
            <text:p/>
          </table:table-cell>
          <table:table-cell table:formula="of:=[.L76]*[.$N$60]+[.$N$62]" office:value-type="float" office:value="209.8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C77]*[.$F$59]+[.$F$61]" office:value-type="float" office:value="26.9736842105263" calcext:value-type="float">
            <text:p/>
          </table:table-cell>
          <table:table-cell table:formula="of:=[.D77]*[.$F$60]+[.$F$62]" office:value-type="float" office:value="208.236842105263" calcext:value-type="float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77]*[.$N$59]+[.$N$61]" office:value-type="float" office:value="26.9736842105263" calcext:value-type="float">
            <text:p/>
          </table:table-cell>
          <table:table-cell table:formula="of:=[.L77]*[.$N$60]+[.$N$62]" office:value-type="float" office:value="208.23684210526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C78]*[.$F$59]+[.$F$61]" office:value-type="float" office:value="27.4342105263158" calcext:value-type="float">
            <text:p/>
          </table:table-cell>
          <table:table-cell table:formula="of:=[.D78]*[.$F$60]+[.$F$62]" office:value-type="float" office:value="206.578947368421" calcext:value-type="float">
            <text:p/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K78]*[.$N$59]+[.$N$61]" office:value-type="float" office:value="27.4342105263158" calcext:value-type="float">
            <text:p/>
          </table:table-cell>
          <table:table-cell table:formula="of:=[.L78]*[.$N$60]+[.$N$62]" office:value-type="float" office:value="206.57894736842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C79]*[.$F$59]+[.$F$61]" office:value-type="float" office:value="27.8947368421053" calcext:value-type="float">
            <text:p/>
          </table:table-cell>
          <table:table-cell table:formula="of:=[.D79]*[.$F$60]+[.$F$62]" office:value-type="float" office:value="204.368421052632" calcext:value-type="float">
            <text:p/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K79]*[.$N$59]+[.$N$61]" office:value-type="float" office:value="27.8947368421053" calcext:value-type="float">
            <text:p/>
          </table:table-cell>
          <table:table-cell table:formula="of:=[.L79]*[.$N$60]+[.$N$62]" office:value-type="float" office:value="204.36842105263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80]*[.$F$59]+[.$F$61]" office:value-type="float" office:value="28.8157894736842" calcext:value-type="float">
            <text:p/>
          </table:table-cell>
          <table:table-cell table:formula="of:=[.D80]*[.$F$60]+[.$F$62]" office:value-type="float" office:value="199.394736842105" calcext:value-type="float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80]*[.$N$59]+[.$N$61]" office:value-type="float" office:value="28.8157894736842" calcext:value-type="float">
            <text:p/>
          </table:table-cell>
          <table:table-cell table:formula="of:=[.L80]*[.$N$60]+[.$N$62]" office:value-type="float" office:value="199.3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C81]*[.$F$59]+[.$F$61]" office:value-type="float" office:value="29.7368421052632" calcext:value-type="float">
            <text:p/>
          </table:table-cell>
          <table:table-cell table:formula="of:=[.D81]*[.$F$60]+[.$F$62]" office:value-type="float" office:value="197.184210526316" calcext:value-type="float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K81]*[.$N$59]+[.$N$61]" office:value-type="float" office:value="29.7368421052632" calcext:value-type="float">
            <text:p/>
          </table:table-cell>
          <table:table-cell table:formula="of:=[.L81]*[.$N$60]+[.$N$62]" office:value-type="float" office:value="197.18421052631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C82]*[.$F$59]+[.$F$61]" office:value-type="float" office:value="30.6578947368421" calcext:value-type="float">
            <text:p/>
          </table:table-cell>
          <table:table-cell table:formula="of:=[.D82]*[.$F$60]+[.$F$62]" office:value-type="float" office:value="194.421052631579" calcext:value-type="float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K82]*[.$N$59]+[.$N$61]" office:value-type="float" office:value="30.6578947368421" calcext:value-type="float">
            <text:p/>
          </table:table-cell>
          <table:table-cell table:formula="of:=[.L82]*[.$N$60]+[.$N$62]" office:value-type="float" office:value="194.421052631579" calcext:value-type="float">
            <text:p/>
          </table:table-cell>
        </table:table-row>
        <table:table-row table:style-name="ro1">
          <table:table-cell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style-name="ce5" table:formula="of:=[.C83]*[.$F$59]+[.$F$61]" office:value-type="float" office:value="32.5" calcext:value-type="float">
            <text:p/>
          </table:table-cell>
          <table:table-cell table:style-name="ce15" table:formula="of:=[.D83]*[.$F$60]+[.$F$62]" office:value-type="float" office:value="190.552631578947" calcext:value-type="float">
            <text:p/>
          </table:table-cell>
          <table:table-cell table:number-columns-repeated="2"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style-name="ce5" table:formula="of:=[.K83]*[.$N$59]+[.$N$61]" office:value-type="float" office:value="32.5" calcext:value-type="float">
            <text:p/>
          </table:table-cell>
          <table:table-cell table:style-name="ce15" table:formula="of:=[.L83]*[.$N$60]+[.$N$62]" office:value-type="float" office:value="190.552631578947" calcext:value-type="float">
            <text:p/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u_1</text:p>
          </table:table-cell>
          <table:table-cell table:style-name="ce4" office:value-type="string" calcext:value-type="string">
            <text:p>20 MHz</text:p>
          </table:table-cell>
          <table:table-cell table:style-name="ce4"/>
          <table:table-cell table:style-name="ce4" office:value-type="string" calcext:value-type="string">
            <text:p>X-faktor</text:p>
          </table:table-cell>
          <table:table-cell table:style-name="ce7" table:formula="of:=(32.5-15)/(19)" office:value-type="float" office:value="0.921052631578947" calcext:value-type="float">
            <text:p/>
          </table:table-cell>
          <table:table-cell table:style-name="ce11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4" office:value-type="string" calcext:value-type="string">
            <text:p>20 MHz</text:p>
          </table:table-cell>
          <table:table-cell table:style-name="ce4"/>
          <table:table-cell table:style-name="ce4" office:value-type="string" calcext:value-type="string">
            <text:p>X-faktor</text:p>
          </table:table-cell>
          <table:table-cell table:style-name="ce7" table:formula="of:=(32.5-15)/(19)" office:value-type="float" office:value="0.921052631578947" calcext:value-type="float">
            <text:p/>
          </table:table-cell>
          <table:table-cell table:style-name="ce11" office:value-type="string" calcext:value-type="string">
            <text:p>V/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-faktor</text:p>
          </table:table-cell>
          <table:table-cell table:style-name="ce8" table:formula="of:=(211-190)/(3.8)" office:value-type="float" office:value="5.52631578947368" calcext:value-type="float">
            <text:p/>
          </table:table-cell>
          <table:table-cell table:style-name="ce12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8" table:formula="of:=(211-190)/(3.8)" office:value-type="float" office:value="5.52631578947368" calcext:value-type="float">
            <text:p/>
          </table:table-cell>
          <table:table-cell table:style-name="ce12" office:value-type="string" calcext:value-type="string">
            <text:p>mV/c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_0 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V</text:p>
          </table:table-cell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5" table:formula="of:=MAX([.G92:.G110])-MIN([.G92:.G110])" office:value-type="float" office:value="28.1842105263158" calcext:value-type="float">
            <text:p/>
          </table:table-cell>
          <table:table-cell table:style-name="ce6"/>
          <table:table-cell table:style-name="ce6" office:value-type="string" calcext:value-type="string">
            <text:p>Y_0</text:p>
          </table:table-cell>
          <table:table-cell table:style-name="ce9" table:formula="of:=190-1.3*[.F87]" office:value-type="float" office:value="182.815789473684" calcext:value-type="float">
            <text:p/>
          </table:table-cell>
          <table:table-cell table:style-name="ce13" office:value-type="string" calcext:value-type="string">
            <text:p>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5" table:formula="of:=MAX([.O92:.O110])-MIN([.O92:.O110])" office:value-type="float" office:value="28.1842105263158" calcext:value-type="float">
            <text:p/>
          </table:table-cell>
          <table:table-cell table:style-name="ce6"/>
          <table:table-cell table:style-name="ce6" office:value-type="string" calcext:value-type="string">
            <text:p>Y_0</text:p>
          </table:table-cell>
          <table:table-cell table:style-name="ce9" table:formula="of:=190-1.3*[.N87]" office:value-type="float" office:value="182.815789473684" calcext:value-type="float">
            <text:p/>
          </table:table-cell>
          <table:table-cell table:style-name="ce13" office:value-type="string" calcext:value-type="string">
            <text:p>V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12"/>
          <table:table-cell table:number-columns-repeated="6"/>
          <table:table-cell table:style-name="Default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2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2" office:value-type="string" calcext:value-type="string">
            <text:p>y/mV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formula="of:=[.F88]" office:value-type="float" office:value="15" calcext:value-type="float">
            <text:p/>
          </table:table-cell>
          <table:table-cell table:formula="of:=[.F89]" office:value-type="float" office:value="182.815789473684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formula="of:=[.N88]" office:value-type="float" office:value="15" calcext:value-type="float">
            <text:p/>
          </table:table-cell>
          <table:table-cell table:formula="of:=[.N89]" office:value-type="float" office:value="182.81578947368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93]*[.$F$86]+[.$F$88]" office:value-type="float" office:value="16.8421052631579" calcext:value-type="float">
            <text:p/>
          </table:table-cell>
          <table:table-cell table:formula="of:=[.D93]*[.$F$87]+[.$F$89]" office:value-type="float" office:value="183.921052631579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K93]*[.$N$86]+[.$N$88]" office:value-type="float" office:value="16.8421052631579" calcext:value-type="float">
            <text:p/>
          </table:table-cell>
          <table:table-cell table:formula="of:=[.L93]*[.$N$87]+[.$N$89]" office:value-type="float" office:value="183.921052631579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94]*[.$F$86]+[.$F$88]" office:value-type="float" office:value="18.6842105263158" calcext:value-type="float">
            <text:p/>
          </table:table-cell>
          <table:table-cell table:formula="of:=[.D94]*[.$F$87]+[.$F$89]" office:value-type="float" office:value="184.473684210526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K94]*[.$N$86]+[.$N$88]" office:value-type="float" office:value="18.6842105263158" calcext:value-type="float">
            <text:p/>
          </table:table-cell>
          <table:table-cell table:formula="of:=[.L94]*[.$N$87]+[.$N$89]" office:value-type="float" office:value="184.47368421052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C95]*[.$F$86]+[.$F$88]" office:value-type="float" office:value="20.5263157894737" calcext:value-type="float">
            <text:p/>
          </table:table-cell>
          <table:table-cell table:formula="of:=[.D95]*[.$F$87]+[.$F$89]" office:value-type="float" office:value="187.789473684211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K95]*[.$N$86]+[.$N$88]" office:value-type="float" office:value="20.5263157894737" calcext:value-type="float">
            <text:p/>
          </table:table-cell>
          <table:table-cell table:formula="of:=[.L95]*[.$N$87]+[.$N$89]" office:value-type="float" office:value="187.789473684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C96]*[.$F$86]+[.$F$88]" office:value-type="float" office:value="22.3684210526316" calcext:value-type="float">
            <text:p/>
          </table:table-cell>
          <table:table-cell table:formula="of:=[.D96]*[.$F$87]+[.$F$89]" office:value-type="float" office:value="195.526315789474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K96]*[.$N$86]+[.$N$88]" office:value-type="float" office:value="22.3684210526316" calcext:value-type="float">
            <text:p/>
          </table:table-cell>
          <table:table-cell table:formula="of:=[.L96]*[.$N$87]+[.$N$89]" office:value-type="float" office:value="195.52631578947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C97]*[.$F$86]+[.$F$88]" office:value-type="float" office:value="23.2894736842105" calcext:value-type="float">
            <text:p/>
          </table:table-cell>
          <table:table-cell table:formula="of:=[.D97]*[.$F$87]+[.$F$89]" office:value-type="float" office:value="199.947368421053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K97]*[.$N$86]+[.$N$88]" office:value-type="float" office:value="23.2894736842105" calcext:value-type="float">
            <text:p/>
          </table:table-cell>
          <table:table-cell table:formula="of:=[.L97]*[.$N$87]+[.$N$89]" office:value-type="float" office:value="199.94736842105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C98]*[.$F$86]+[.$F$88]" office:value-type="float" office:value="24.2105263157895" calcext:value-type="float">
            <text:p/>
          </table:table-cell>
          <table:table-cell table:formula="of:=[.D98]*[.$F$87]+[.$F$89]" office:value-type="float" office:value="204.368421052632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K98]*[.$N$86]+[.$N$88]" office:value-type="float" office:value="24.2105263157895" calcext:value-type="float">
            <text:p/>
          </table:table-cell>
          <table:table-cell table:formula="of:=[.L98]*[.$N$87]+[.$N$89]" office:value-type="float" office:value="204.36842105263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C99]*[.$F$86]+[.$F$88]" office:value-type="float" office:value="24.6710526315789" calcext:value-type="float">
            <text:p/>
          </table:table-cell>
          <table:table-cell table:formula="of:=[.D99]*[.$F$87]+[.$F$89]" office:value-type="float" office:value="208.236842105263" calcext:value-type="float">
            <text:p/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99]*[.$N$86]+[.$N$88]" office:value-type="float" office:value="24.6710526315789" calcext:value-type="float">
            <text:p/>
          </table:table-cell>
          <table:table-cell table:formula="of:=[.L99]*[.$N$87]+[.$N$89]" office:value-type="float" office:value="208.23684210526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100]*[.$F$86]+[.$F$88]" office:value-type="float" office:value="25.1315789473684" calcext:value-type="float">
            <text:p/>
          </table:table-cell>
          <table:table-cell table:formula="of:=[.D100]*[.$F$87]+[.$F$89]" office:value-type="float" office:value="209.894736842105" calcext:value-type="float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K100]*[.$N$86]+[.$N$88]" office:value-type="float" office:value="25.1315789473684" calcext:value-type="float">
            <text:p/>
          </table:table-cell>
          <table:table-cell table:formula="of:=[.L100]*[.$N$87]+[.$N$89]" office:value-type="float" office:value="209.8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C101]*[.$F$86]+[.$F$88]" office:value-type="float" office:value="25.5921052631579" calcext:value-type="float">
            <text:p/>
          </table:table-cell>
          <table:table-cell table:formula="of:=[.D101]*[.$F$87]+[.$F$89]" office:value-type="float" office:value="211" calcext:value-type="float">
            <text:p/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K101]*[.$N$86]+[.$N$88]" office:value-type="float" office:value="25.5921052631579" calcext:value-type="float">
            <text:p/>
          </table:table-cell>
          <table:table-cell table:formula="of:=[.L101]*[.$N$87]+[.$N$89]" office:value-type="float" office:value="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C102]*[.$F$86]+[.$F$88]" office:value-type="float" office:value="26.0526315789474" calcext:value-type="float">
            <text:p/>
          </table:table-cell>
          <table:table-cell table:formula="of:=[.D102]*[.$F$87]+[.$F$89]" office:value-type="float" office:value="211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K102]*[.$N$86]+[.$N$88]" office:value-type="float" office:value="26.0526315789474" calcext:value-type="float">
            <text:p/>
          </table:table-cell>
          <table:table-cell table:formula="of:=[.L102]*[.$N$87]+[.$N$89]" office:value-type="float" office:value="2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103]*[.$F$86]+[.$F$88]" office:value-type="float" office:value="26.5131578947368" calcext:value-type="float">
            <text:p/>
          </table:table-cell>
          <table:table-cell table:formula="of:=[.D103]*[.$F$87]+[.$F$89]" office:value-type="float" office:value="209.894736842105" calcext:value-type="float">
            <text:p/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K103]*[.$N$86]+[.$N$88]" office:value-type="float" office:value="26.5131578947368" calcext:value-type="float">
            <text:p/>
          </table:table-cell>
          <table:table-cell table:formula="of:=[.L103]*[.$N$87]+[.$N$89]" office:value-type="float" office:value="209.8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C104]*[.$F$86]+[.$F$88]" office:value-type="float" office:value="26.9736842105263" calcext:value-type="float">
            <text:p/>
          </table:table-cell>
          <table:table-cell table:formula="of:=[.D104]*[.$F$87]+[.$F$89]" office:value-type="float" office:value="208.236842105263" calcext:value-type="float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104]*[.$N$86]+[.$N$88]" office:value-type="float" office:value="26.9736842105263" calcext:value-type="float">
            <text:p/>
          </table:table-cell>
          <table:table-cell table:formula="of:=[.L104]*[.$N$87]+[.$N$89]" office:value-type="float" office:value="208.23684210526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C105]*[.$F$86]+[.$F$88]" office:value-type="float" office:value="27.4342105263158" calcext:value-type="float">
            <text:p/>
          </table:table-cell>
          <table:table-cell table:formula="of:=[.D105]*[.$F$87]+[.$F$89]" office:value-type="float" office:value="206.578947368421" calcext:value-type="float">
            <text:p/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[.K105]*[.$N$86]+[.$N$88]" office:value-type="float" office:value="27.4342105263158" calcext:value-type="float">
            <text:p/>
          </table:table-cell>
          <table:table-cell table:formula="of:=[.L105]*[.$N$87]+[.$N$89]" office:value-type="float" office:value="206.57894736842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C106]*[.$F$86]+[.$F$88]" office:value-type="float" office:value="27.8947368421053" calcext:value-type="float">
            <text:p/>
          </table:table-cell>
          <table:table-cell table:formula="of:=[.D106]*[.$F$87]+[.$F$89]" office:value-type="float" office:value="204.368421052632" calcext:value-type="float">
            <text:p/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K106]*[.$N$86]+[.$N$88]" office:value-type="float" office:value="27.8947368421053" calcext:value-type="float">
            <text:p/>
          </table:table-cell>
          <table:table-cell table:formula="of:=[.L106]*[.$N$87]+[.$N$89]" office:value-type="float" office:value="204.36842105263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07]*[.$F$86]+[.$F$88]" office:value-type="float" office:value="28.8157894736842" calcext:value-type="float">
            <text:p/>
          </table:table-cell>
          <table:table-cell table:formula="of:=[.D107]*[.$F$87]+[.$F$89]" office:value-type="float" office:value="199.394736842105" calcext:value-type="float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107]*[.$N$86]+[.$N$88]" office:value-type="float" office:value="28.8157894736842" calcext:value-type="float">
            <text:p/>
          </table:table-cell>
          <table:table-cell table:formula="of:=[.L107]*[.$N$87]+[.$N$89]" office:value-type="float" office:value="199.3947368421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C108]*[.$F$86]+[.$F$88]" office:value-type="float" office:value="29.7368421052632" calcext:value-type="float">
            <text:p/>
          </table:table-cell>
          <table:table-cell table:formula="of:=[.D108]*[.$F$87]+[.$F$89]" office:value-type="float" office:value="197.184210526316" calcext:value-type="float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K108]*[.$N$86]+[.$N$88]" office:value-type="float" office:value="29.7368421052632" calcext:value-type="float">
            <text:p/>
          </table:table-cell>
          <table:table-cell table:formula="of:=[.L108]*[.$N$87]+[.$N$89]" office:value-type="float" office:value="197.18421052631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C109]*[.$F$86]+[.$F$88]" office:value-type="float" office:value="30.6578947368421" calcext:value-type="float">
            <text:p/>
          </table:table-cell>
          <table:table-cell table:formula="of:=[.D109]*[.$F$87]+[.$F$89]" office:value-type="float" office:value="194.421052631579" calcext:value-type="float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K109]*[.$N$86]+[.$N$88]" office:value-type="float" office:value="30.6578947368421" calcext:value-type="float">
            <text:p/>
          </table:table-cell>
          <table:table-cell table:formula="of:=[.L109]*[.$N$87]+[.$N$89]" office:value-type="float" office:value="194.421052631579" calcext:value-type="float">
            <text:p/>
          </table:table-cell>
        </table:table-row>
        <table:table-row table:style-name="ro1">
          <table:table-cell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style-name="ce5" table:formula="of:=[.C110]*[.$F$86]+[.$F$88]" office:value-type="float" office:value="32.5" calcext:value-type="float">
            <text:p/>
          </table:table-cell>
          <table:table-cell table:style-name="ce15" table:formula="of:=[.D110]*[.$F$87]+[.$F$89]" office:value-type="float" office:value="190.552631578947" calcext:value-type="float">
            <text:p/>
          </table:table-cell>
          <table:table-cell table:number-columns-repeated="2"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style-name="ce5" table:formula="of:=[.K110]*[.$N$86]+[.$N$88]" office:value-type="float" office:value="32.5" calcext:value-type="float">
            <text:p/>
          </table:table-cell>
          <table:table-cell table:style-name="ce15" table:formula="of:=[.L110]*[.$N$87]+[.$N$89]" office:value-type="float" office:value="190.552631578947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2:42:08.772192689</meta:creation-date>
    <dc:date>2014-05-05T23:24:33.927847996</dc:date>
    <meta:editing-duration>PT11M44S</meta:editing-duration>
    <meta:editing-cycles>1</meta:editing-cycles>
    <meta:document-statistic meta:table-count="1" meta:cell-count="772" meta:object-count="0"/>
    <meta:generator>LibreOffice/4.2.3.3$Linux_X86_64 LibreOffice_project/420m0$Build-3</meta:generator>
  </office:meta>
</office:document-meta>
</file>